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Navigation_Tutorials_for_the_TurtleBot"/>Navigation Tutorials for the TurtleBot</text:h>
      <text:p text:style-name="Text_20_body"/>
      <text:h text:style-name="Heading_20_1" text:outline-level="1"><text:bookmark text:name="Setup_the_Navigation_Stack_for_TurtleBot"/>Setup the Navigation Stack for TurtleBot</text:h>
      <text:h text:style-name="Heading_20_2" text:outline-level="2"><text:bookmark text:name="Key_files"/>Key files</text:h>
      <text:p text:style-name="Standard">The TurtleBot navigation is ruled (as in almost any other ROS robot) by a combination of launch and yaml files. Both are contained on <text:a xlink:type="simple" xlink:href="http://wiki.ros.org/turtlebot_navigation" text:style-name="Internet_20_link" text:visited-style-name="Visited_20_Internet_20_Link">turtlebot_navigation</text:a> package, on launch and param directories respectively. </text:p>
      <text:h text:style-name="Heading_20_2" text:outline-level="2"><text:bookmark text:name="Move_base"/>Move base</text:h>
      <text:p text:style-name="Text_20_body"><text:bookmark text:name="line-35"/><text:bookmark text:name="line-36"/>TurtleBot navigation motion is generated by <text:a xlink:type="simple" xlink:href="http://wiki.ros.org/move_base" text:style-name="Internet_20_link" text:visited-style-name="Visited_20_Internet_20_Link">move_base</text:a>, who maintains a global and a local cost maps so it can create global and local plan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55:41.769895546</meta:creation-date>
    <dc:date>2019-12-01T10:59:02.587166449</dc:date>
    <meta:editing-duration>PT7H47M4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1" meta:character-count="446" meta:non-whitespace-character-count="380"/>
  </office:meta>
</office:document-meta>
</file>